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9.8276"/>
          <table:table-cell office:value-type="float" office:value="46.688"/>
          <table:table-cell office:value-type="float" office:value="44.21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25219.0"/>
          <table:table-cell office:value-type="float" office:value="841638.0"/>
          <table:table-cell office:value-type="float" office:value="270958.0"/>
          <table:table-cell office:value-type="float" office:value="1057570.0"/>
          <table:table-cell office:value-type="float" office:value="217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9.10955"/>
          <table:table-cell office:value-type="float" office:value="5.45"/>
          <table:table-cell office:value-type="float" office:value="3.2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3969.0"/>
          <table:table-cell office:value-type="float" office:value="89788.0"/>
          <table:table-cell office:value-type="float" office:value="270958.0"/>
          <table:table-cell office:value-type="float" office:value="1057570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8.07289"/>
          <table:table-cell office:value-type="float" office:value="2.07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385.0"/>
          <table:table-cell office:value-type="float" office:value="270358.0"/>
          <table:table-cell office:value-type="float" office:value="1055730.0"/>
          <table:table-cell office:value-type="float" office:value="218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0.7804"/>
          <table:table-cell office:value-type="float" office:value="7.114"/>
          <table:table-cell office:value-type="float" office:value="5.12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0914.0"/>
          <table:table-cell office:value-type="float" office:value="126234.0"/>
          <table:table-cell office:value-type="float" office:value="270958.0"/>
          <table:table-cell office:value-type="float" office:value="1057571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14.8703"/>
          <table:table-cell office:value-type="float" office:value="10.163"/>
          <table:table-cell office:value-type="float" office:value="8.27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9884.0"/>
          <table:table-cell office:value-type="float" office:value="226047.0"/>
          <table:table-cell office:value-type="float" office:value="270958.0"/>
          <table:table-cell office:value-type="float" office:value="1057571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8.0773"/>
          <table:table-cell office:value-type="float" office:value="1.94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140.0"/>
          <table:table-cell office:value-type="float" office:value="270358.0"/>
          <table:table-cell office:value-type="float" office:value="1055731.0"/>
          <table:table-cell office:value-type="float" office:value="2184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4.5157"/>
          <table:table-cell office:value-type="float" office:value="10.419"/>
          <table:table-cell office:value-type="float" office:value="8.3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212.0"/>
          <table:table-cell office:value-type="float" office:value="203255.0"/>
          <table:table-cell office:value-type="float" office:value="270958.0"/>
          <table:table-cell office:value-type="float" office:value="1057570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15.6231"/>
          <table:table-cell office:value-type="float" office:value="11.726"/>
          <table:table-cell office:value-type="float" office:value="9.08"/>
          <table:table-cell office:value-type="float" office:value="1.0"/>
          <table:table-cell office:value-type="float" office:value="0.0"/>
          <table:table-cell office:value-type="float" office:value="73.0"/>
          <table:table-cell office:value-type="float" office:value="21073.0"/>
          <table:table-cell office:value-type="float" office:value="207163.0"/>
          <table:table-cell office:value-type="float" office:value="270958.0"/>
          <table:table-cell office:value-type="float" office:value="1057570.0"/>
          <table:table-cell office:value-type="float" office:value="217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8.06245"/>
          <table:table-cell office:value-type="float" office:value="2.09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3642.0"/>
          <table:table-cell office:value-type="float" office:value="270358.0"/>
          <table:table-cell office:value-type="float" office:value="1055730.0"/>
          <table:table-cell office:value-type="float" office:value="219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3797"/>
          <table:table-cell office:value-type="float" office:value="10.938"/>
          <table:table-cell office:value-type="float" office:value="8.57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19177.0"/>
          <table:table-cell office:value-type="float" office:value="189823.0"/>
          <table:table-cell office:value-type="float" office:value="270958.0"/>
          <table:table-cell office:value-type="float" office:value="1057570.0"/>
          <table:table-cell office:value-type="float" office:value="217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44.2505"/>
          <table:table-cell office:value-type="float" office:value="40.049"/>
          <table:table-cell office:value-type="float" office:value="37.58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112239.0"/>
          <table:table-cell office:value-type="float" office:value="616614.0"/>
          <table:table-cell office:value-type="float" office:value="270958.0"/>
          <table:table-cell office:value-type="float" office:value="1057570.0"/>
          <table:table-cell office:value-type="float" office:value="217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7.5232"/>
          <table:table-cell office:value-type="float" office:value="1.51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3700.0"/>
          <table:table-cell office:value-type="float" office:value="270358.0"/>
          <table:table-cell office:value-type="float" office:value="1055730.0"/>
          <table:table-cell office:value-type="float" office:value="218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87.346"/>
          <table:table-cell office:value-type="float" office:value="183.011"/>
          <table:table-cell office:value-type="float" office:value="180.7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443299.0"/>
          <table:table-cell office:value-type="float" office:value="3603390.0"/>
          <table:table-cell office:value-type="float" office:value="270958.0"/>
          <table:table-cell office:value-type="float" office:value="1057571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12.733"/>
          <table:table-cell office:value-type="float" office:value="9.048"/>
          <table:table-cell office:value-type="float" office:value="6.78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1136.0"/>
          <table:table-cell office:value-type="float" office:value="164965.0"/>
          <table:table-cell office:value-type="float" office:value="270958.0"/>
          <table:table-cell office:value-type="float" office:value="1057571.0"/>
          <table:table-cell office:value-type="float" office:value="217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11.1485"/>
          <table:table-cell office:value-type="float" office:value="5.074"/>
          <table:table-cell office:value-type="float" office:value="3.13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795.0"/>
          <table:table-cell office:value-type="float" office:value="56794.0"/>
          <table:table-cell office:value-type="float" office:value="270358.0"/>
          <table:table-cell office:value-type="float" office:value="1055731.0"/>
          <table:table-cell office:value-type="float" office:value="219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6.669"/>
          <table:table-cell office:value-type="float" office:value="12.5"/>
          <table:table-cell office:value-type="float" office:value="10.05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21526.0"/>
          <table:table-cell office:value-type="float" office:value="161588.0"/>
          <table:table-cell office:value-type="float" office:value="312060.0"/>
          <table:table-cell office:value-type="float" office:value="1216470.0"/>
          <table:table-cell office:value-type="float" office:value="234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8.24601"/>
          <table:table-cell office:value-type="float" office:value="5.96"/>
          <table:table-cell office:value-type="float" office:value="3.66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002.0"/>
          <table:table-cell office:value-type="float" office:value="51919.0"/>
          <table:table-cell office:value-type="float" office:value="312060.0"/>
          <table:table-cell office:value-type="float" office:value="1216470.0"/>
          <table:table-cell office:value-type="float" office:value="234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8.4135"/>
          <table:table-cell office:value-type="float" office:value="2.451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6042.0"/>
          <table:table-cell office:value-type="float" office:value="311460.0"/>
          <table:table-cell office:value-type="float" office:value="1214630.0"/>
          <table:table-cell office:value-type="float" office:value="235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2.8792"/>
          <table:table-cell office:value-type="float" office:value="9.911"/>
          <table:table-cell office:value-type="float" office:value="7.3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25.0"/>
          <table:table-cell office:value-type="float" office:value="200030.0"/>
          <table:table-cell office:value-type="float" office:value="312060.0"/>
          <table:table-cell office:value-type="float" office:value="1216470.0"/>
          <table:table-cell office:value-type="float" office:value="23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15.3958"/>
          <table:table-cell office:value-type="float" office:value="13.116"/>
          <table:table-cell office:value-type="float" office:value="10.69"/>
          <table:table-cell office:value-type="float" office:value="1.0"/>
          <table:table-cell office:value-type="float" office:value="0.0"/>
          <table:table-cell office:value-type="float" office:value="75.0"/>
          <table:table-cell office:value-type="float" office:value="19653.0"/>
          <table:table-cell office:value-type="float" office:value="311638.0"/>
          <table:table-cell office:value-type="float" office:value="312060.0"/>
          <table:table-cell office:value-type="float" office:value="1216470.0"/>
          <table:table-cell office:value-type="float" office:value="235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8.36842"/>
          <table:table-cell office:value-type="float" office:value="2.292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6287.0"/>
          <table:table-cell office:value-type="float" office:value="311460.0"/>
          <table:table-cell office:value-type="float" office:value="1214630.0"/>
          <table:table-cell office:value-type="float" office:value="235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6.5795"/>
          <table:table-cell office:value-type="float" office:value="32.53"/>
          <table:table-cell office:value-type="float" office:value="29.77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1027.0"/>
          <table:table-cell office:value-type="float" office:value="616369.0"/>
          <table:table-cell office:value-type="float" office:value="312060.0"/>
          <table:table-cell office:value-type="float" office:value="1216471.0"/>
          <table:table-cell office:value-type="float" office:value="23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10.8933"/>
          <table:table-cell office:value-type="float" office:value="8.608"/>
          <table:table-cell office:value-type="float" office:value="6.36"/>
          <table:table-cell office:value-type="float" office:value="1.0"/>
          <table:table-cell office:value-type="float" office:value="0.0"/>
          <table:table-cell office:value-type="float" office:value="36.0"/>
          <table:table-cell office:value-type="float" office:value="7942.0"/>
          <table:table-cell office:value-type="float" office:value="184240.0"/>
          <table:table-cell office:value-type="float" office:value="312060.0"/>
          <table:table-cell office:value-type="float" office:value="1216471.0"/>
          <table:table-cell office:value-type="float" office:value="234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8.42489"/>
          <table:table-cell office:value-type="float" office:value="2.393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622.0"/>
          <table:table-cell office:value-type="float" office:value="311460.0"/>
          <table:table-cell office:value-type="float" office:value="1214631.0"/>
          <table:table-cell office:value-type="float" office:value="235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16.301"/>
          <table:table-cell office:value-type="float" office:value="111.648"/>
          <table:table-cell office:value-type="float" office:value="109.46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291946.0"/>
          <table:table-cell office:value-type="float" office:value="2001204.0"/>
          <table:table-cell office:value-type="float" office:value="312060.0"/>
          <table:table-cell office:value-type="float" office:value="1216472.0"/>
          <table:table-cell office:value-type="float" office:value="23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27.7345"/>
          <table:table-cell office:value-type="float" office:value="23.591"/>
          <table:table-cell office:value-type="float" office:value="20.94"/>
          <table:table-cell office:value-type="float" office:value="0.0"/>
          <table:table-cell office:value-type="float" office:value="0.0"/>
          <table:table-cell office:value-type="float" office:value="225.0"/>
          <table:table-cell office:value-type="float" office:value="66424.0"/>
          <table:table-cell office:value-type="float" office:value="449991.0"/>
          <table:table-cell office:value-type="float" office:value="312060.0"/>
          <table:table-cell office:value-type="float" office:value="1216472.0"/>
          <table:table-cell office:value-type="float" office:value="234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8.39844"/>
          <table:table-cell office:value-type="float" office:value="2.363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479.0"/>
          <table:table-cell office:value-type="float" office:value="311460.0"/>
          <table:table-cell office:value-type="float" office:value="1214632.0"/>
          <table:table-cell office:value-type="float" office:value="235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3.228"/>
          <table:table-cell office:value-type="float" office:value="18.897"/>
          <table:table-cell office:value-type="float" office:value="16.44"/>
          <table:table-cell office:value-type="float" office:value="0.0"/>
          <table:table-cell office:value-type="float" office:value="0.0"/>
          <table:table-cell office:value-type="float" office:value="139.0"/>
          <table:table-cell office:value-type="float" office:value="43007.0"/>
          <table:table-cell office:value-type="float" office:value="392939.0"/>
          <table:table-cell office:value-type="float" office:value="312060.0"/>
          <table:table-cell office:value-type="float" office:value="1216472.0"/>
          <table:table-cell office:value-type="float" office:value="234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18.1178"/>
          <table:table-cell office:value-type="float" office:value="15.805"/>
          <table:table-cell office:value-type="float" office:value="13.55"/>
          <table:table-cell office:value-type="float" office:value="0.0"/>
          <table:table-cell office:value-type="float" office:value="0.0"/>
          <table:table-cell office:value-type="float" office:value="133.0"/>
          <table:table-cell office:value-type="float" office:value="38572.0"/>
          <table:table-cell office:value-type="float" office:value="260074.0"/>
          <table:table-cell office:value-type="float" office:value="312060.0"/>
          <table:table-cell office:value-type="float" office:value="1216472.0"/>
          <table:table-cell office:value-type="float" office:value="23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8.56983"/>
          <table:table-cell office:value-type="float" office:value="2.491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84.0"/>
          <table:table-cell office:value-type="float" office:value="9010.0"/>
          <table:table-cell office:value-type="float" office:value="311460.0"/>
          <table:table-cell office:value-type="float" office:value="1214632.0"/>
          <table:table-cell office:value-type="float" office:value="235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9.00508"/>
          <table:table-cell office:value-type="float" office:value="5.603"/>
          <table:table-cell office:value-type="float" office:value="4.75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9091.0"/>
          <table:table-cell office:value-type="float" office:value="146201.0"/>
          <table:table-cell office:value-type="float" office:value="88690.0"/>
          <table:table-cell office:value-type="float" office:value="341257.0"/>
          <table:table-cell office:value-type="float" office:value="1262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72.256"/>
          <table:table-cell office:value-type="float" office:value="69.695"/>
          <table:table-cell office:value-type="float" office:value="69.12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293705.0"/>
          <table:table-cell office:value-type="float" office:value="1239321.0"/>
          <table:table-cell office:value-type="float" office:value="88690.0"/>
          <table:table-cell office:value-type="float" office:value="341257.0"/>
          <table:table-cell office:value-type="float" office:value="129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5.10248"/>
          <table:table-cell office:value-type="float" office:value="0.59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092.0"/>
          <table:table-cell office:value-type="float" office:value="88390.0"/>
          <table:table-cell office:value-type="float" office:value="340337.0"/>
          <table:table-cell office:value-type="float" office:value="134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21578"/>
          <table:table-cell office:value-type="float" office:value="2.979"/>
          <table:table-cell office:value-type="float" office:value="2.2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7295.0"/>
          <table:table-cell office:value-type="float" office:value="82948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5.48292"/>
          <table:table-cell office:value-type="float" office:value="2.78"/>
          <table:table-cell office:value-type="float" office:value="1.69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207.0"/>
          <table:table-cell office:value-type="float" office:value="53342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5.13679"/>
          <table:table-cell office:value-type="float" office:value="0.65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976.0"/>
          <table:table-cell office:value-type="float" office:value="88390.0"/>
          <table:table-cell office:value-type="float" office:value="34033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9.15886"/>
          <table:table-cell office:value-type="float" office:value="5.077"/>
          <table:table-cell office:value-type="float" office:value="3.9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773.0"/>
          <table:table-cell office:value-type="float" office:value="129309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5.49004"/>
          <table:table-cell office:value-type="float" office:value="1.555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84.0"/>
          <table:table-cell office:value-type="float" office:value="14126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5.09044"/>
          <table:table-cell office:value-type="float" office:value="0.61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91.0"/>
          <table:table-cell office:value-type="float" office:value="88390.0"/>
          <table:table-cell office:value-type="float" office:value="340337.0"/>
          <table:table-cell office:value-type="float" office:value="134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2.3341"/>
          <table:table-cell office:value-type="float" office:value="19.399"/>
          <table:table-cell office:value-type="float" office:value="18.31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092.0"/>
          <table:table-cell office:value-type="float" office:value="443519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4.9798"/>
          <table:table-cell office:value-type="float" office:value="1.544"/>
          <table:table-cell office:value-type="float" office:value="0.6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306.0"/>
          <table:table-cell office:value-type="float" office:value="30669.0"/>
          <table:table-cell office:value-type="float" office:value="88690.0"/>
          <table:table-cell office:value-type="float" office:value="34125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5.03199"/>
          <table:table-cell office:value-type="float" office:value="0.5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15.0"/>
          <table:table-cell office:value-type="float" office:value="88390.0"/>
          <table:table-cell office:value-type="float" office:value="34033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6.3526"/>
          <table:table-cell office:value-type="float" office:value="3.476"/>
          <table:table-cell office:value-type="float" office:value="2.13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8805.0"/>
          <table:table-cell office:value-type="float" office:value="82049.0"/>
          <table:table-cell office:value-type="float" office:value="88690.0"/>
          <table:table-cell office:value-type="float" office:value="341257.0"/>
          <table:table-cell office:value-type="float" office:value="126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8.94313"/>
          <table:table-cell office:value-type="float" office:value="4.959"/>
          <table:table-cell office:value-type="float" office:value="3.81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415.0"/>
          <table:table-cell office:value-type="float" office:value="150012.0"/>
          <table:table-cell office:value-type="float" office:value="88690.0"/>
          <table:table-cell office:value-type="float" office:value="341257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5.06546"/>
          <table:table-cell office:value-type="float" office:value="0.60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3.0"/>
          <table:table-cell office:value-type="float" office:value="88390.0"/>
          <table:table-cell office:value-type="float" office:value="340337.0"/>
          <table:table-cell office:value-type="float" office:value="134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7.4053"/>
          <table:table-cell office:value-type="float" office:value="23.844"/>
          <table:table-cell office:value-type="float" office:value="22.03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61643.0"/>
          <table:table-cell office:value-type="float" office:value="538990.0"/>
          <table:table-cell office:value-type="float" office:value="248610.0"/>
          <table:table-cell office:value-type="float" office:value="970758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4.2786"/>
          <table:table-cell office:value-type="float" office:value="10.563"/>
          <table:table-cell office:value-type="float" office:value="8.99"/>
          <table:table-cell office:value-type="float" office:value="0.0"/>
          <table:table-cell office:value-type="float" office:value="0.0"/>
          <table:table-cell office:value-type="float" office:value="122.0"/>
          <table:table-cell office:value-type="float" office:value="30730.0"/>
          <table:table-cell office:value-type="float" office:value="172994.0"/>
          <table:table-cell office:value-type="float" office:value="248610.0"/>
          <table:table-cell office:value-type="float" office:value="970758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7.56644"/>
          <table:table-cell office:value-type="float" office:value="1.616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6519.0"/>
          <table:table-cell office:value-type="float" office:value="248010.0"/>
          <table:table-cell office:value-type="float" office:value="968918.0"/>
          <table:table-cell office:value-type="float" office:value="208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3.177"/>
          <table:table-cell office:value-type="float" office:value="9.588"/>
          <table:table-cell office:value-type="float" office:value="7.47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8726.0"/>
          <table:table-cell office:value-type="float" office:value="200396.0"/>
          <table:table-cell office:value-type="float" office:value="248610.0"/>
          <table:table-cell office:value-type="float" office:value="970757.0"/>
          <table:table-cell office:value-type="float" office:value="207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4.8823"/>
          <table:table-cell office:value-type="float" office:value="11.081"/>
          <table:table-cell office:value-type="float" office:value="9.4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3569.0"/>
          <table:table-cell office:value-type="float" office:value="168074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7.67499"/>
          <table:table-cell office:value-type="float" office:value="1.658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8111.0"/>
          <table:table-cell office:value-type="float" office:value="248010.0"/>
          <table:table-cell office:value-type="float" office:value="968917.0"/>
          <table:table-cell office:value-type="float" office:value="208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4.9207"/>
          <table:table-cell office:value-type="float" office:value="11.34"/>
          <table:table-cell office:value-type="float" office:value="9.43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088.0"/>
          <table:table-cell office:value-type="float" office:value="248784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4.8246"/>
          <table:table-cell office:value-type="float" office:value="11.031"/>
          <table:table-cell office:value-type="float" office:value="9.47"/>
          <table:table-cell office:value-type="float" office:value="1.0"/>
          <table:table-cell office:value-type="float" office:value="0.0"/>
          <table:table-cell office:value-type="float" office:value="81.0"/>
          <table:table-cell office:value-type="float" office:value="20122.0"/>
          <table:table-cell office:value-type="float" office:value="293882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6.15741"/>
          <table:table-cell office:value-type="float" office:value="1.999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3.0"/>
          <table:table-cell office:value-type="float" office:value="13873.0"/>
          <table:table-cell office:value-type="float" office:value="248010.0"/>
          <table:table-cell office:value-type="float" office:value="968917.0"/>
          <table:table-cell office:value-type="float" office:value="208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89.8895"/>
          <table:table-cell office:value-type="float" office:value="87.003"/>
          <table:table-cell office:value-type="float" office:value="84.71"/>
          <table:table-cell office:value-type="float" office:value="0.0"/>
          <table:table-cell office:value-type="float" office:value="0.0"/>
          <table:table-cell office:value-type="float" office:value="696.0"/>
          <table:table-cell office:value-type="float" office:value="270199.0"/>
          <table:table-cell office:value-type="float" office:value="1424554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4.38"/>
          <table:table-cell office:value-type="float" office:value="10.481"/>
          <table:table-cell office:value-type="float" office:value="8.84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200.0"/>
          <table:table-cell office:value-type="float" office:value="262278.0"/>
          <table:table-cell office:value-type="float" office:value="248610.0"/>
          <table:table-cell office:value-type="float" office:value="970757.0"/>
          <table:table-cell office:value-type="float" office:value="207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6.4815"/>
          <table:table-cell office:value-type="float" office:value="2.028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89.0"/>
          <table:table-cell office:value-type="float" office:value="15276.0"/>
          <table:table-cell office:value-type="float" office:value="248010.0"/>
          <table:table-cell office:value-type="float" office:value="968917.0"/>
          <table:table-cell office:value-type="float" office:value="2081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3.8145"/>
          <table:table-cell office:value-type="float" office:value="28.42"/>
          <table:table-cell office:value-type="float" office:value="25.36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46439.0"/>
          <table:table-cell office:value-type="float" office:value="377992.0"/>
          <table:table-cell office:value-type="float" office:value="248610.0"/>
          <table:table-cell office:value-type="float" office:value="970759.0"/>
          <table:table-cell office:value-type="float" office:value="207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46.2709"/>
          <table:table-cell office:value-type="float" office:value="42.399"/>
          <table:table-cell office:value-type="float" office:value="40.67"/>
          <table:table-cell office:value-type="float" office:value="1.0"/>
          <table:table-cell office:value-type="float" office:value="0.0"/>
          <table:table-cell office:value-type="float" office:value="380.0"/>
          <table:table-cell office:value-type="float" office:value="123980.0"/>
          <table:table-cell office:value-type="float" office:value="1141697.0"/>
          <table:table-cell office:value-type="float" office:value="248610.0"/>
          <table:table-cell office:value-type="float" office:value="970759.0"/>
          <table:table-cell office:value-type="float" office:value="207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6.90767"/>
          <table:table-cell office:value-type="float" office:value="3.095"/>
          <table:table-cell office:value-type="float" office:value="1.5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63.0"/>
          <table:table-cell office:value-type="float" office:value="51847.0"/>
          <table:table-cell office:value-type="float" office:value="248010.0"/>
          <table:table-cell office:value-type="float" office:value="968919.0"/>
          <table:table-cell office:value-type="float" office:value="2081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38476"/>
          <table:table-cell office:value-type="float" office:value="0.5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11.0"/>
          <table:table-cell office:value-type="float" office:value="27948.0"/>
          <table:table-cell office:value-type="float" office:value="107640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3.8145"/>
          <table:table-cell office:value-type="float" office:value="0.23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791.0"/>
          <table:table-cell office:value-type="float" office:value="27948.0"/>
          <table:table-cell office:value-type="float" office:value="10764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4.0902"/>
          <table:table-cell office:value-type="float" office:value="0.2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5.0"/>
          <table:table-cell office:value-type="float" office:value="27828.0"/>
          <table:table-cell office:value-type="float" office:value="10727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50595"/>
          <table:table-cell office:value-type="float" office:value="0.707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687.0"/>
          <table:table-cell office:value-type="float" office:value="11801.0"/>
          <table:table-cell office:value-type="float" office:value="27948.0"/>
          <table:table-cell office:value-type="float" office:value="10764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3.95617"/>
          <table:table-cell office:value-type="float" office:value="0.21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2.0"/>
          <table:table-cell office:value-type="float" office:value="3080.0"/>
          <table:table-cell office:value-type="float" office:value="27948.0"/>
          <table:table-cell office:value-type="float" office:value="10764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4.18193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6.0"/>
          <table:table-cell office:value-type="float" office:value="27828.0"/>
          <table:table-cell office:value-type="float" office:value="107272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55818"/>
          <table:table-cell office:value-type="float" office:value="0.5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794.0"/>
          <table:table-cell office:value-type="float" office:value="27948.0"/>
          <table:table-cell office:value-type="float" office:value="10764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3.85208"/>
          <table:table-cell office:value-type="float" office:value="0.2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464.0"/>
          <table:table-cell office:value-type="float" office:value="27948.0"/>
          <table:table-cell office:value-type="float" office:value="10764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4.14646"/>
          <table:table-cell office:value-type="float" office:value="0.2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5.0"/>
          <table:table-cell office:value-type="float" office:value="27828.0"/>
          <table:table-cell office:value-type="float" office:value="10727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53252"/>
          <table:table-cell office:value-type="float" office:value="0.76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77.0"/>
          <table:table-cell office:value-type="float" office:value="3176.0"/>
          <table:table-cell office:value-type="float" office:value="27948.0"/>
          <table:table-cell office:value-type="float" office:value="10764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3.8225"/>
          <table:table-cell office:value-type="float" office:value="0.20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29.0"/>
          <table:table-cell office:value-type="float" office:value="27948.0"/>
          <table:table-cell office:value-type="float" office:value="10764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4.09178"/>
          <table:table-cell office:value-type="float" office:value="0.2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0.0"/>
          <table:table-cell office:value-type="float" office:value="27828.0"/>
          <table:table-cell office:value-type="float" office:value="107272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80753"/>
          <table:table-cell office:value-type="float" office:value="0.2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82.0"/>
          <table:table-cell office:value-type="float" office:value="27948.0"/>
          <table:table-cell office:value-type="float" office:value="107640.0"/>
          <table:table-cell office:value-type="float" office:value="124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3.9587"/>
          <table:table-cell office:value-type="float" office:value="0.2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554.0"/>
          <table:table-cell office:value-type="float" office:value="27948.0"/>
          <table:table-cell office:value-type="float" office:value="107640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4.13693"/>
          <table:table-cell office:value-type="float" office:value="0.2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1.0"/>
          <table:table-cell office:value-type="float" office:value="27828.0"/>
          <table:table-cell office:value-type="float" office:value="107272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